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8pt" style:font-size-asian="18pt" style:font-size-complex="18pt"/>
    </style:style>
    <style:style style:name="P3" style:family="paragraph" style:parent-style-name="Standard">
      <style:paragraph-properties fo:margin-top="0in" fo:margin-bottom="0in" loext:contextual-spacing="false"/>
      <style:text-properties fo:color="#ff0000"/>
    </style:style>
    <style:style style:name="P4" style:family="paragraph" style:parent-style-name="Standard">
      <style:paragraph-properties fo:margin-top="0in" fo:margin-bottom="0in" loext:contextual-spacing="false"/>
      <style:text-properties fo:color="#ff00ff"/>
    </style:style>
    <style:style style:name="P5" style:family="paragraph" style:parent-style-name="Standard">
      <style:paragraph-properties fo:margin-top="0in" fo:margin-bottom="0in" loext:contextual-spacing="false"/>
      <style:text-properties fo:color="#ff9900"/>
    </style:style>
    <style:style style:name="P6" style:family="paragraph" style:parent-style-name="Standard" style:master-page-name="Standard">
      <style:paragraph-properties fo:margin-top="0in" fo:margin-bottom="0in" loext:contextual-spacing="false" style:page-number="1"/>
    </style:style>
    <style:style style:name="T1" style:family="text">
      <style:text-properties fo:font-size="9pt" style:font-size-asian="9pt" style:font-size-complex="9pt"/>
    </style:style>
    <style:style style:name="T2" style:family="text">
      <style:text-properties fo:font-size="18pt" fo:font-weight="bold" style:font-size-asian="18pt" style:font-weight-asian="bold" style:font-size-complex="18pt"/>
    </style:style>
    <style:style style:name="T3" style:family="text">
      <style:text-properties fo:font-size="18pt" style:font-size-asian="18pt" style:font-size-complex="18pt"/>
    </style:style>
    <style:style style:name="T4" style:family="text">
      <style:text-properties fo:font-weight="bold" style:font-weight-asian="bold"/>
    </style:style>
    <style:style style:name="T5" style:family="text">
      <style:text-properties fo:color="#ff0000"/>
    </style:style>
    <style:style style:name="T6" style:family="text">
      <style:text-properties fo:color="#ff0000" fo:font-weight="bold" style:font-weight-asian="bold"/>
    </style:style>
    <style:style style:name="T7" style:family="text">
      <style:text-properties fo:color="#ff0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Winter Modular</text:span></text:p>
      <text:p text:style-name="P1"><text:span text:style-name="T2">Eloquencer 1.0.4 Release notes</text:span></text:p>
      <text:p text:style-name="P2"/>
      <text:p text:style-name="P1"><text:span text:style-name="T3">Solved Bugs:</text:span></text:p>
      <text:p text:style-name="P1"/>
      <text:p text:style-name="P1"><text:span text:style-name="T4">Transport:</text:span></text:p>
      <text:p text:style-name="P1">When in External Clock mode (Slave), the sequencer wasn't being sent to the first pattern step when receiving a reset from another sequencer or clock.</text:p>
      <text:p text:style-name="P1"/>
      <text:p text:style-name="P1"><text:span text:style-name="T4">Project:</text:span></text:p>
      <text:p text:style-name="P1">The lights that indicate which slots are occupied were not working properly in all the cases</text:p>
      <text:p text:style-name="P1"/>
      <text:p text:style-name="P1"><text:span text:style-name="T4">Step Mode:</text:span></text:p>
      <text:p text:style-name="P1">In some cases the tracks were being referred as “track 1, track 2…” and not as “track A, track B...” which was confusing. Now all track names use letters instead of numbers in all areas of the interface.</text:p>
      <text:p text:style-name="P1"/>
      <text:p text:style-name="P1">When using “Div step mode” the divided track could lose sync after switching between stop and play.</text:p>
      <text:p text:style-name="P1"/>
      <text:p text:style-name="P1">The division “/2” was missing in the clock out configuration</text:p>
      <text:p text:style-name="P1"/>
      <text:p text:style-name="P1"><text:span text:style-name="T4">Delete track:</text:span></text:p>
      <text:p text:style-name="P1">When deleting a track, the corresponding track button was not highlighted during some parts of the process.<text:span text:style-name="T5">.</text:span></text:p>
      <text:p text:style-name="P1"><text:soft-page-break/></text:p>
      <text:p text:style-name="P1"><text:span text:style-name="T4">Master Track:</text:span></text:p>
      <text:p text:style-name="P1">Pattern length was incorrectly set to 0 after power on, when the master track was set to “int” and pattern length was 64 steps in a saved project.</text:p>
      <text:p text:style-name="P1"/>
      <text:p text:style-name="P1"><text:span text:style-name="T4">Scale:</text:span></text:p>
      <text:p text:style-name="P1">Diminished scale was not correct</text:p>
      <text:p text:style-name="P1"/>
      <text:p text:style-name="P1"><text:span text:style-name="T4">Options:</text:span></text:p>
      <text:p text:style-name="P1">The cv gate link information text was not correct</text:p>
      <text:p text:style-name="P1"/>
      <text:p text:style-name="P1">In some cases the encoder direction was not correctly saved in the global configuration</text:p>
      <text:p text:style-name="P1"/>
      <text:p text:style-name="P1"><text:span text:style-name="T4">Track Shift:</text:span></text:p>
      <text:p text:style-name="P1">Ties didn´t move when track shifting</text:p>
      <text:p text:style-name="P1"/>
      <text:p text:style-name="P1"><text:span text:style-name="T4">Freeze-Revert:</text:span></text:p>
      <text:p text:style-name="P1">When doing a revert without a previous freeze the current pattern was deleted.</text:p>
      <text:p text:style-name="P1"/>
      <text:p text:style-name="P1"><text:span text:style-name="T4">Tie:</text:span></text:p>
      <text:p text:style-name="P1">When the last step of a pattern with a tie was removed, the gate was not going low.</text:p>
      <text:p text:style-name="P1"/>
      <text:p text:style-name="P1"><text:soft-page-break/><text:span text:style-name="T4">Clock Out:</text:span></text:p>
      <text:p text:style-name="P1">The Clock Out Pulse Width did not actually change the Clock Out Pulse Width. </text:p>
      <text:p text:style-name="P1"/>
      <text:p text:style-name="P1"><text:span text:style-name="T4">Global:</text:span></text:p>
      <text:p text:style-name="P1">When moving from random mode to another function the light on the step edit buttons was not turned off.</text:p>
      <text:p text:style-name="P1"/>
      <text:p text:style-name="P1">The function button sometimes got stuck in red or green color.</text:p>
      <text:p text:style-name="P1"/>
      <text:p text:style-name="P1">Going to specific modes with specific button sequences could block step buttons</text:p>
      <text:p text:style-name="P1"/>
      <text:p text:style-name="P1">When loading a project with the sequencer running some tracks didn't start from the first step.</text:p>
      <text:p text:style-name="P1"/>
      <text:p text:style-name="P1">Some not available operations in some modes could take the interface to a dead end. For example function+clock and then function+paste</text:p>
      <text:p text:style-name="P1"/>
      <text:p text:style-name="P1"><text:span text:style-name="T4">Song Mode:</text:span></text:p>
      <text:p text:style-name="P1">Some very specific combinations of part sequences and track lengths made the sequencer not start from the beginning.</text:p>
      <text:p text:style-name="P3"/>
      <text:p text:style-name="P1">Loading a project while in song mode could lead the sequencer to get stuck in a pattern.</text:p>
      <text:p text:style-name="P1"/>
      <text:p text:style-name="P1">The 10th step button was not working in song mode.</text:p>
      <text:p text:style-name="P1"/>
      <text:p text:style-name="P1"><text:soft-page-break/><text:span text:style-name="T4">Live Rec:</text:span></text:p>
      <text:p text:style-name="P1">While in free play mode the selected track should be temporarily muted to allow free playing over the recorded notes, but the track was not being unmuted after leaving the mode.</text:p>
      <text:p text:style-name="P1"/>
      <text:p text:style-name="P1"><text:span text:style-name="T4">CV in</text:span>:</text:p>
      <text:p text:style-name="P1">In some cases the CV IN polarity was not saved with the project.</text:p>
      <text:p text:style-name="P1"/>
      <text:p text:style-name="P1"><text:span text:style-name="T4">Duplicate:</text:span></text:p>
      <text:p text:style-name="P1">When duplicating, the “step_mode_div” was not properly copied.</text:p>
      <text:p text:style-name="P1"/>
      <text:p text:style-name="P1"/>
      <text:p text:style-name="P1"/>
      <text:p text:style-name="P1"/>
      <text:p text:style-name="P1"><text:span text:style-name="T3">New Features:</text:span></text:p>
      <text:p text:style-name="P1"/>
      <text:p text:style-name="P1"><text:span text:style-name="T4">Step edit:</text:span></text:p>
      <text:p text:style-name="P1">When using the track button to move all the CV values in CV Mode, the relation between notes is maintained. In other words : you can transpose.</text:p>
      <text:p text:style-name="P1"/>
      <text:p text:style-name="P1">The relation between values is maintained<text:span text:style-name="T7"> </text:span>too for the rest of the step edit modes (Gate, Gate length, and Ratcheting)</text:p>
      <text:p text:style-name="P4"/>
      <text:p text:style-name="P1">You can now edit multiple steps in the Step Edit Modes (CV, Gate, Gate length, and Ratcheting) by pressing a group of steps and moving the encoder. (Multistep edition)</text:p>
      <text:p text:style-name="P1"/>
      <text:p text:style-name="P1"><text:soft-page-break/>The coarse mode (pushing the encoder) in CV Step edition now jumps one octave at a time.</text:p>
      <text:p text:style-name="P1"/>
      <text:p text:style-name="P1">The font size of the current step note in CV step edition is now bigger to improve readability</text:p>
      <text:p text:style-name="P1"/>
      <text:p text:style-name="P1"><text:span text:style-name="T4">Live rec:</text:span></text:p>
      <text:p text:style-name="P1">Live recording while song mode is on. You can now record longer than one bar melodies. Just arrange a sequence of patterns in a part or in a song and “live record” through them with the «GATE REC» and «CV KEY REC» functionalities.</text:p>
      <text:p text:style-name="P1"/>
      <text:p text:style-name="P1">You can now delete the step values in tracks when using «GATE REC», by holding the corresponding track button.</text:p>
      <text:p text:style-name="P1"/>
      <text:p text:style-name="P1"><text:span text:style-name="T4">Shortcuts:</text:span></text:p>
      <text:p text:style-name="P1">You can now access different shortcuts while pressing the FUNC button.</text:p>
      <text:p text:style-name="P1">- FUNC + TRACK: fill in track</text:p>
      <text:p text:style-name="P1">- FUNC + RATCHET + TRACK: Mute track</text:p>
      <text:p text:style-name="P1">- FUNC + ROTATE ENCODER: Change “pattern to play” if song mode is not active, Change “pattern to edit” if song mone is active."</text:p>
      <text:p text:style-name="P1"/>
      <text:p text:style-name="P1"><text:span text:style-name="T4">CV Inputs:</text:span></text:p>
      <text:p text:style-name="P5"/>
      <text:p text:style-name="P1">The CV inputs can now be tuned to work in V/oct. (No additional hardware needed). However, these CV inputs were not originally intended for this purpose and some unexpected behaviour can happen in some occasions like some notes jumping to the contiguous semitone.</text:p>
      <text:p text:style-name="P5"/>
      <text:p text:style-name="P1">CV in track assign is now activated at the exact moment you press the track buttons. Before this fix you needed to press the encoder before and after selection for them to be activated which was not optimal and could be confusing at times.</text:p>
      <text:p text:style-name="P1"/>
      <text:p text:style-name="P1"><text:soft-page-break/><text:span text:style-name="T4">Scale:</text:span></text:p>
      <text:p text:style-name="P1">Up to 8 Scale groups can be set up now in the Scale Menu. We can set up a root note and a scale setting in each one of them. Each pattern can be linked to one of those groups in the pattern section. This means we can use up to 8 different combinations of scales and root notes in a one project or song.</text:p>
      <text:p text:style-name="P1"/>
      <text:p text:style-name="P1">New Scales: Wholetones, Pentatonic Major and Minor</text:p>
      <text:p text:style-name="P1"><text:s/></text:p>
      <text:p text:style-name="P1"><text:span text:style-name="T4">Transport:</text:span></text:p>
      <text:p text:style-name="P1">Change: When the sequencer is powered on, it doesn’t automatically start until you press the play button</text:p>
      <text:p text:style-name="P1"/>
      <text:p text:style-name="P1"><text:span text:style-name="T4">Aux Output:</text:span></text:p>
      <text:p text:style-name="P1">Can be configured as “HIGH - PLAY , LOW - STOP” to control certain modules that expect this behaviour.</text:p>
      <text:p text:style-name="P1"/>
      <text:p text:style-name="P1"><text:span text:style-name="T4">Tempo:</text:span></text:p>
      <text:p text:style-name="P1">You can now enter the tempo information via “tap tempo”.</text:p>
      <text:p text:style-name="P1"/>
      <text:p text:style-name="P1">Tempo menu structure improved.</text:p>
      <text:p text:style-name="P1"/>
      <text:p text:style-name="P1"><text:span text:style-name="T4">Ratcheting:</text:span></text:p>
      <text:p text:style-name="P1">Ratcheting divisions are now proportional to the track division step mode.</text:p>
      <text:p text:style-name="P1"/>
      <text:p text:style-name="P1"><text:span text:style-name="T4">Song mode:</text:span></text:p>
      <text:p text:style-name="P1">Deleting parts is now possible in “create part” and “play part” modes.</text:p>
      <text:p text:style-name="P1"><text:soft-page-break/></text:p>
      <text:p text:style-name="P1"><text:span text:style-name="T4">Random mode:</text:span></text:p>
      <text:p text:style-name="P1">New improved menu structure.</text:p>
      <text:p text:style-name="P1"/>
      <text:p text:style-name="P1">We can now randomize note values within a range (by octaves or semitones).</text:p>
      <text:p text:style-name="P1"/>
      <text:p text:style-name="P1"><text:span text:style-name="T4">Project:</text:span></text:p>
      <text:p text:style-name="P1">Current project step button is now highlighted in a different color.</text:p>
      <text:p text:style-name="P1"/>
      <text:p text:style-name="P1"><text:span text:style-name="T4">Global:</text:span></text:p>
      <text:p text:style-name="P1">Internal / External mode it is now saved as a global variable, it’s not saved with the project anymore. Now loading a new project will not change your external/internal clock setting.</text:p>
      <text:p text:style-name="P1"/>
      <text:p text:style-name="P1">“Track Reset Configuration” <text:s/>is now set to all tracks deactivated by 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85" meta:word-count="985" meta:character-count="5601" meta:non-whitespace-character-count="4697"/>
    <meta:generator>LibreOfficeDev/5.1.0.3$Linux_X86_64 LibreOffice_project/</meta:generator>
  </office:meta>
</office:document-meta>
</file>